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xFTPEntryParser.parseFTPEntry( String entry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22">
            <text:p text:style-name="Table_20_Contents">122</text:p>
          </table:table-cell>
        </table:table-row>
        <table:table-row>
          <table:table-cell office:value-type="string">
            <text:p text:style-name="Table_20_Contents">UnixFTPEntryParser.UnixFTPEnt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